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IZ UDMincho Medium" svg:font-family="'BIZ UDMincho Medium'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">
      <loext:graphic-properties draw:fill="none"/>
      <style:paragraph-properties fo:margin-left="0.25in" fo:margin-right="0in" fo:hyphenation-ladder-count="no-limit" fo:text-indent="-0.25in" style:auto-text-indent="false" style:page-number="auto" fo:background-color="transparent"/>
      <style:text-properties fo:hyphenate="true" fo:hyphenation-remain-char-count="2" fo:hyphenation-push-char-count="2" loext:hyphenation-no-caps="false"/>
    </style:style>
    <style:style style:name="P3" style:family="paragraph" style:parent-style-name="Standard">
      <loext:graphic-properties draw:fill="none"/>
      <style:paragraph-properties fo:margin-left="0.25in" fo:margin-right="0in" fo:hyphenation-ladder-count="no-limit" fo:text-indent="-0.25in" style:auto-text-indent="false" fo:background-color="transparent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none"/>
      <style:paragraph-properties fo:margin-left="0.25in" fo:margin-right="0in" fo:hyphenation-ladder-count="no-limit" fo:text-indent="-0.25in" style:auto-text-indent="false" fo:background-color="transparent"/>
      <style:text-properties officeooo:paragraph-rsid="0011e538" fo:hyphenate="true" fo:hyphenation-remain-char-count="2" fo:hyphenation-push-char-count="2" loext:hyphenation-no-caps="false"/>
    </style:style>
    <style:style style:name="P5" style:family="paragraph" style:parent-style-name="Standard">
      <style:text-properties officeooo:rsid="0011e538"/>
    </style:style>
    <style:style style:name="P6" style:family="paragraph" style:parent-style-name="Standard">
      <loext:graphic-properties draw:fill="none"/>
      <style:paragraph-properties fo:margin-left="0.25in" fo:margin-right="0in" fo:hyphenation-ladder-count="no-limit" fo:text-indent="-0.25in" style:auto-text-indent="false" fo:background-color="transparent"/>
      <style:text-properties officeooo:rsid="0011e538" officeooo:paragraph-rsid="0011e538" fo:hyphenate="true" fo:hyphenation-remain-char-count="2" fo:hyphenation-push-char-count="2" loext:hyphenation-no-caps="false"/>
    </style:style>
    <style:style style:name="T1" style:family="text">
      <style:text-properties officeooo:rsid="0011e538"/>
    </style:style>
    <style:style style:name="T2" style:family="text">
      <style:text-properties officeooo:rsid="0013a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opher Hastings</text:p>
      <text:p text:style-name="P1">May 1<text:span text:style-name="T1">8</text:span>, 2021</text:p>
      <text:p text:style-name="P1">Foundations of Programming: Python</text:p>
      <text:p text:style-name="Standard">Assignment #<text:span text:style-name="T1">6</text:span></text:p>
      <text:p text:style-name="Standard">https://github.com/cmhast/IntroToProg-Python-Mod06</text:p>
      <text:p text:style-name="Standard"/>
      <text:p text:style-name="Standard"/>
      <text:p text:style-name="P5">There are a number of comments throughout the code noting various point of my thought process and written during my work. I will, therefore, only hit bullet points here for the sake of clarity and brevity.</text:p>
      <text:p text:style-name="Standard"/>
      <text:p text:style-name="P2">-<text:span text:style-name="T1">The dictionaries were removed. It was always odd and awkward using them in this way. The use of instances of a class is much more sensible.</text:span></text:p>
      <text:p text:style-name="P3"/>
      <text:p text:style-name="P3">-<text:span text:style-name="T1">A few variables were removed, mostly due to changing what type was returned by various methods, and so updating with new variable names to maintain accurate prefixes.</text:span></text:p>
      <text:p text:style-name="P3"/>
      <text:p text:style-name="P3">-<text:span text:style-name="T1">Some structural changes were made:</text:span></text:p>
      <text:p text:style-name="P3"/>
      <text:p text:style-name="P4"><text:tab/><text:tab/>-<text:span text:style-name="T1">Clearing of current data was removed from the Processor.read_data_from_file method. This </text:span></text:p>
      <text:p text:style-name="P6"><text:tab/><text:tab/><text:tab/>allows greater flexibility.</text:p>
      <text:p text:style-name="P4"/>
      <text:p text:style-name="P4"><text:tab/><text:tab/>-<text:span text:style-name="T1">The methods Processor.add_data_to_list and Processor.remove_data_from_list were removed <text:tab/><text:tab/><text:tab/>and merged with IO.input_new_task_and_priority and IO.Input_task_to_remove, </text:span></text:p>
      <text:p text:style-name="P6"><text:tab/><text:tab/><text:tab/>respectively. This limits the Processor methods to behind-the-scenes data work and </text:p>
      <text:p text:style-name="P6"><text:tab/><text:tab/><text:tab/>concentrates user interaction with data in the IO methods, allowing a clearer pattern of <text:tab/><text:tab/><text:tab/>what is where.</text:p>
      <text:p text:style-name="P4"/>
      <text:p text:style-name="P4">-<text:span text:style-name="T1">Printing of current list was made an option, rather than an automatic step performed every iteration of the while loop. </text:span><text:span text:style-name="T2">Let the user decide if they need to see 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IZ UDMincho Medium" svg:font-family="'BIZ UDMincho Medium'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BIZ UDMincho Medium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BIZ UDMincho Medium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BIZ UDMincho Medium" style:font-family-asian="'BIZ UDMincho Medium'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BIZ UDMincho Medium" style:font-family-asian="'BIZ UDMincho Medium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BIZ UDMincho Medium" style:font-family-asian="'BIZ UDMincho Medium'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BIZ UDMincho Medium" style:font-family-asian="'BIZ UDMincho Medium'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8T16:05:21.955000000</dc:date>
    <meta:editing-duration>PT12M16S</meta:editing-duration>
    <meta:editing-cycles>5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15" meta:word-count="191" meta:character-count="1327" meta:non-whitespace-character-count="1129"/>
  </office:meta>
</office:document-meta>
</file>